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weight="normal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0f451d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paragraph-rsid="0016d458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2.499cm" fo:margin-right="2.3cm" fo:text-align="center" style:justify-single-word="false" fo:text-indent="0cm" style:auto-text-indent="false" fo:background-color="transparent"/>
      <style:text-properties style:font-name="Latin Modern Mono Light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0f451d" style:font-size-asian="10pt" style:font-weight-asian="normal" style:font-size-complex="10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2.499cm" fo:margin-right="2.3cm" fo:text-align="justify" style:justify-single-word="false" fo:text-indent="0cm" style:auto-text-indent="false" style:page-number="auto" fo:background-color="transparent"/>
      <style:text-properties style:font-name="Latin Modern Mono Light" fo:font-weight="normal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2.3cm" fo:text-align="justify" style:justify-single-word="false" fo:text-indent="0cm" style:auto-text-indent="false" fo:background-color="transparent"/>
      <style:text-properties style:font-name="Latin Modern Mono Light" fo:font-size="12pt" fo:font-weight="normal" officeooo:paragraph-rsid="0016d458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7pt" fo:font-weight="normal" officeooo:rsid="00161f0d" officeooo:paragraph-rsid="000f451d" style:font-size-asian="6.09999990463257pt" style:font-weight-asian="normal" style:font-size-complex="7pt" style:font-weight-complex="normal"/>
    </style:style>
    <style:style style:name="P10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16d458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Latin Modern Mono Light" fo:font-size="10pt" fo:font-weight="normal" officeooo:rsid="000f451d" officeooo:paragraph-rsid="00189187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officeooo:paragraph-rsid="00189187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officeooo:rsid="000f451d"/>
    </style:style>
    <style:style style:name="T2" style:family="text">
      <style:text-properties officeooo:rsid="00161f0d"/>
    </style:style>
    <style:style style:name="T3" style:family="text">
      <style:text-properties officeooo:rsid="000e6c6c"/>
    </style:style>
    <style:style style:name="T4" style:family="text">
      <style:text-properties officeooo:rsid="0016d45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458" style:font-weight-asian="bold" style:font-weight-complex="bold"/>
    </style:style>
    <style:style style:name="T7" style:family="text">
      <style:text-properties fo:font-weight="bold" officeooo:rsid="000f451d" style:font-weight-asian="bold" style:font-weight-complex="bold"/>
    </style:style>
    <style:style style:name="T8" style:family="text">
      <style:text-properties fo:font-weight="bold" officeooo:rsid="001932c5" style:font-weight-asian="bold" style:font-weight-complex="bold"/>
    </style:style>
    <style:style style:name="T9" style:family="text">
      <style:text-properties officeooo:rsid="00189187"/>
    </style:style>
    <style:style style:name="T10" style:family="text">
      <style:text-properties officeooo:rsid="001932c5"/>
    </style:style>
    <style:style style:name="T11" style:family="text">
      <style:text-properties officeooo:rsid="001b2417"/>
    </style:style>
    <style:style style:name="T12" style:family="text">
      <style:text-properties style:font-name="Latin Modern Mono Light" fo:font-size="10pt" fo:font-weight="normal" officeooo:rsid="000f451d" style:font-size-asian="10pt" style:font-weight-asian="normal" style:font-size-complex="10pt" style:font-weight-complex="normal"/>
    </style:style>
    <style:style style:name="T13" style:family="text">
      <style:text-properties style:font-name="Latin Modern Mono Light" fo:font-size="10pt" fo:font-weight="normal" officeooo:rsid="001b2417" style:font-size-asian="10pt" style:font-weight-asian="normal" style:font-size-complex="10pt" style:font-weight-complex="normal"/>
    </style:style>
    <style:style style:name="T14" style:family="text">
      <style:text-properties style:font-name="Latin Modern Mono Light" fo:font-size="10pt" fo:font-weight="normal" officeooo:rsid="00161f0d" style:font-size-asian="10pt" style:font-weight-asian="normal" style:font-size-complex="10pt" style:font-weight-complex="normal"/>
    </style:style>
    <style:style style:name="T15" style:family="text">
      <style:text-properties style:font-name="Latin Modern Mono Light" fo:font-size="10pt" fo:font-weight="normal" officeooo:rsid="001932c5" style:font-size-asian="10pt" style:font-weight-asian="normal" style:font-size-complex="10pt" style:font-weight-complex="normal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9.716cm" fo:min-width="14.046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Ficha de <text:span text:style-name="T9">identificação </text:span>da obra elaborada pelo autor.</text:p>
      <text:p text:style-name="P8"><draw:custom-shape text:anchor-type="paragraph" draw:z-index="0" draw:name="Forma1" draw:style-name="gr1" draw:text-style-name="P13" svg:width="14.047cm" svg:height="9.716cm" svg:x="1.642cm" svg:y="0.413cm"><text:p/><draw:enhanced-geometry svg:viewBox="0 0 21600 21600" draw:type="rectangle" draw:enhanced-path="M 0 0 L 21600 0 21600 21600 0 21600 0 0 Z N"/></draw:custom-shape></text:p>
      <text:p text:style-name="P9"/>
      <text:p text:style-name="P3"><text:span text:style-name="T2">Banderchuk</text:span><text:span text:style-name="T3">, </text:span><text:span text:style-name="T2">Ana Cláudia</text:span></text:p>
      <text:p text:style-name="P3"><text:span text:style-name="T5">Detecção de Defeitos de Fabricação em Placas de Circuito Impresso Utilizando Técnicas de Aprendizado Profundo</text:span> / <text:span text:style-name="T2">Ana Cláudia Banderchuk</text:span><text:span text:style-name="T1">; orientador, Prof. Dr. </text:span><text:span text:style-name="T2">Fernando Santana Pacheco</text:span><text:span text:style-name="T1"> – Florianópolis, SC, </text:span><text:span text:style-name="T2">2021</text:span><text:span text:style-name="T1">.</text:span></text:p>
      <text:p text:style-name="P6"><text:span text:style-name="T2">8</text:span><text:span text:style-name="T11">5</text:span> p.</text:p>
      <text:p text:style-name="P6"/>
      <text:p text:style-name="P4"><text:span text:style-name="T7">Trabalho de Conclusão de Curso (</text:span><text:span text:style-name="T6">T</text:span><text:span text:style-name="T8">CC</text:span><text:span text:style-name="T7">)</text:span><text:span text:style-name="T1"> – Instituto Federal de Educação, Ciência e Tecnologia de Santa Catarina, Campus Florianópolis. Bacharelado em Engenharia Eletrônica. Departamento Acadêmico de Eletrônica.</text:span></text:p>
      <text:p text:style-name="P10">Inclui Referências. </text:p>
      <text:p text:style-name="P6"/>
      <text:p text:style-name="P12"><text:span text:style-name="T12">1. </text:span><text:span text:style-name="T13">Aprendizado Profundo</text:span><text:span text:style-name="T12">. 2. </text:span><text:span text:style-name="T14">Defeitos </text:span><text:span text:style-name="T13">em Placas de Circuito Impresso</text:span><text:span text:style-name="T12">. 3. </text:span><text:span text:style-name="T14">Redes Neurais</text:span><text:span text:style-name="T12"> I. <text:s/></text:span><text:span text:style-name="T14">Pacheco, Fernando S.</text:span><text:span text:style-name="T12"> II. Instituto Federal de Educação, Ciência e Tecnologia de Santa Catarina. Departamento Acadêmico</text:span></text:p>
      <text:p text:style-name="P11">de Eletrônica. III. Detecção de Defeitos de Fabricação em Placas de Circuito Impresso Utilizando Técnicas de Aprendizado Profun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5T15:02:05.123094872</meta:creation-date>
    <dc:date>2021-04-12T10:16:58.558460638</dc:date>
    <meta:editing-duration>PT5H25M44S</meta:editing-duration>
    <meta:editing-cycles>10</meta:editing-cycles>
    <meta:generator>LibreOffice/7.0.3.1$Linux_X86_64 LibreOffice_project/00$Build-1</meta:generator>
    <meta:document-statistic meta:table-count="0" meta:image-count="0" meta:object-count="0" meta:page-count="1" meta:paragraph-count="8" meta:word-count="117" meta:character-count="854" meta:non-whitespace-character-count="741"/>
  </office:meta>
</office:document-meta>
</file>